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4" style:family="paragraph" style:parent-style-name="Standard" style:list-style-name="L4"/>
    <style:style style:name="P5" style:family="paragraph" style:parent-style-name="Standard" style:list-style-name="L6"/>
    <style:style style:name="P6" style:family="paragraph" style:parent-style-name="Standard" style:list-style-name="L10"/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Quelle est la liste des applications (sur laqeulle j'intervindrai) et leur repo de versionning?</text:p>
      <text:p text:style-name="Standard"/>
      <text:list xml:id="list3625162369433025661" text:style-name="L1">
        <text:list-item>
          <text:p text:style-name="P1">Concernant les infrastrutures de production en cours d'exploitation</text:p>
        </text:list-item>
      </text:list>
      <text:p text:style-name="Standard"/>
      <text:p text:style-name="Standard">Chaque application développée est ou sera déployée dans une infrastructure, à laquelle je me référe dans tout ce document par le terme "cible de déploiement".</text:p>
      <text:p text:style-name="Standard"/>
      <text:p text:style-name="Standard"/>
      <text:p text:style-name="P3">Globalement aux infrastructures de production</text:p>
      <text:p text:style-name="Standard"/>
      <text:list xml:id="list8281864490343292931" text:style-name="L6">
        <text:list-item>
          <text:p text:style-name="P5">Où est l'infrastructure physique et/ou virtuelle sur laquelle est montée la cible de déploiement de production de l'application?</text:p>
        </text:list-item>
        <text:list-item>
          <text:p text:style-name="P5">Y-a-t-il des réflexions en cours, ou une intention déjà planifiée, de passer à un provider cloud pour fournir <text:s/>l'infrastructure sur laquelle est montée la cible de déploiement de production de l'application? Si oui, y-t-il déjà des avis sur le choix entre:</text:p>
        </text:list-item>
      </text:list>
      <text:list xml:id="list5201132692665670101" text:style-name="L10">
        <text:list-item>
          <text:list>
            <text:list-item>
              <text:list>
                <text:list-item>
                  <text:p text:style-name="P6">cloud privé</text:p>
                </text:list-item>
                <text:list-item>
                  <text:p text:style-name="P6">cloud public</text:p>
                </text:list-item>
                <text:list-item>
                  <text:p text:style-name="P6">cloud hybride</text:p>
                </text:list-item>
              </text:list>
            </text:list-item>
          </text:list>
        </text:list-item>
      </text:list>
      <text:list xml:id="list40502147" text:continue-list="list8281864490343292931" text:style-name="L6">
        <text:list-item>
          <text:p text:style-name="P5">Quels compsants parmi ceux-ci, sont utilisés aujourd'hui (et sur <text:s/>quelle machine(s) sont-ils installés?):</text:p>
        </text:list-item>
      </text:list>
      <text:list xml:id="list667584565755262975" text:style-name="L4">
        <text:list-item>
          <text:list>
            <text:list-item>
              <text:list>
                <text:list-item>
                  <text:p text:style-name="P4">KVM?</text:p>
                </text:list-item>
                <text:list-item>
                  <text:p text:style-name="P4">Es-ce qu'un Hyperviseur de type 1 est utilsié (Comme Vmware)?</text:p>
                </text:list-item>
                <text:list-item>
                  <text:p text:style-name="P4">Kubernetes?</text:p>
                </text:list-item>
                <text:list-item>
                  <text:p text:style-name="P4">Openstack?</text:p>
                </text:list-item>
                <text:list-item>
                  <text:p text:style-name="P4">Mesos?</text:p>
                </text:list-item>
                <text:list-item>
                  <text:p text:style-name="P4">Quelles sont les réseaux provisionnés? Y-a-til du Underlay/overlay networking? Quels sont les frameworks de networking utilisés? Comment le provisionning de la configuration réseau de tous les éléments de l'infrastructure est-elle réalisée? (Avec quels outils?)</text:p>
                </text:list-item>
                <text:list-item>
                  <text:p text:style-name="P4">Des Docker registry privé en place?</text:p>
                </text:list-item>
                <text:list-item>
                  <text:p text:style-name="P4">Des repo linux en place?</text:p>
                </text:list-item>
                <text:list-item>
                  <text:p text:style-name="P4">Ansible?</text:p>
                </text:list-item>
                <text:list-item>
                  <text:p text:style-name="P4">Chef.io?</text:p>
                </text:list-item>
                <text:list-item>
                  <text:p text:style-name="P4">Git? Des Github-like (gitlab, gogs..?)</text:p>
                </text:list-item>
                <text:list-item>
                  <text:p text:style-name="P4">Free ipa server est-il utilisé? (ou Redhat Idm?) Une aute solution d'Identity management / Server Enrolment?</text:p>
                </text:list-item>
                <text:list-item>
                  <text:p text:style-name="P4">Le PXE booting est -il utilisé?</text:p>
                </text:list-item>
                <text:list-item>
                  <text:p text:style-name="P4">Une solution de gestion d'invetaire est-elle utilsiée?</text:p>
                </text:list-item>
                <text:list-item>
                  <text:p text:style-name="P4">Quelle est la solution de monitoring utilisée:</text:p>
                  <text:list>
                    <text:list-item>
                      <text:p text:style-name="P4">au niveau hardware</text:p>
                    </text:list-item>
                    <text:list-item>
                      <text:p text:style-name="P4">au niveau OS hôte ou Hyperviseur de type 1</text:p>
                    </text:list-item>
                    <text:list-item>
                      <text:p text:style-name="P4">au niveau solution IAAS</text:p>
                    </text:list-item>
                    <text:list-item>
                      <text:p text:style-name="P4">Au niveau applicaif (quand une application pète, et que vous avez vérifié les niveaux précédents, que faîtes-vous?)</text:p>
                    </text:list-item>
                    <text:list-item>
                      <text:p text:style-name="P4">au niveau réseau?</text:p>
                    </text:list-item>
                  </text:list>
                </text:list-item>
                <text:list-item>
                  <text:p text:style-name="P4">Une solution de "Incident Management" est-elle utilisée, si oui, laquelle?</text:p>
                </text:list-item>
              </text:list>
            </text:list-item>
          </text:list>
        </text:list-item>
      </text:list>
      <text:p text:style-name="Standard"/>
      <text:p text:style-name="Standard">Y-a-til un RSSI? Y-a-t-il une politique de gestiond ela sécurtié en place ou en préparation? Y-a-til un projet de certificat de type ISO 27 0xx?</text:p>
      <text:p text:style-name="Standard"><text:soft-page-break/></text:p>
      <text:p text:style-name="P3">Par application</text:p>
      <text:p text:style-name="Standard"/>
      <text:p text:style-name="Standard">Y-a-til des opérations plannifiées entre aujourd'hui et le 8 juin, qui impacteront des changement smajeurs dans l'infrastruture de la production?</text:p>
      <text:p text:style-name="Standard"/>
      <text:list xml:id="list40499584" text:continue-list="list3625162369433025661" text:style-name="L1">
        <text:list-item>
          <text:p text:style-name="P1">Concenrant l'avancement du développement des applications</text:p>
        </text:list-item>
      </text:list>
      <text:p text:style-name="Standard"/>
      <text:p text:style-name="Standard">Avez-vous un tableau récapitulant la liste des issues ouvertes par application?</text:p>
      <text:p text:style-name="Standard"/>
      <text:p text:style-name="Standard">Quelle est l'appplication où il y a le plus de issues ouvertes?</text:p>
      <text:p text:style-name="Standard">Quelle est l'appplication où il y a le plus de issues en retard dans le forfait? (pas forccément la même que celle où ily a le plus d'issues overtes)</text:p>
      <text:p text:style-name="Standard"/>
      <text:p text:style-name="Standard">Quelle est l'appplication où il y a le moins de issues ouvertes (en excluant les applications n'ayant aucun ticket / issue ouvert)?</text:p>
      <text:p text:style-name="Standard">Quelle est l'appplication où il y a le moins de issues en retard dans le forfait? (pas forccément la même que celle où ily a le plus d'issues overtes)</text:p>
      <text:p text:style-name="Standard"/>
      <text:p text:style-name="Standard"/>
      <text:p text:style-name="Standard">Quel est le issue ouvvert, le plus difficile techniquement?</text:p>
      <text:p text:style-name="Standard"/>
      <text:p text:style-name="Standard"/>
      <text:list xml:id="list40501292" text:continue-numbering="true" text:style-name="L1">
        <text:list-item>
          <text:p text:style-name="P1">Concernant l'usine logicielle de facto</text:p>
        </text:list-item>
      </text:list>
      <text:p text:style-name="Standard"/>
      <text:p text:style-name="P3">Globalement sur l'usine</text:p>
      <text:p text:style-name="P3"/>
      <text:p text:style-name="Standard">Où est l'infrastructure physique et/ou virtuelle sur laquelle est provisionnée l'usine logicielle utilisée par l'équipe de dev?</text:p>
      <text:p text:style-name="Standard"/>
      <text:p text:style-name="Standard">Question à garder pour les jours suivants, mais au plus tôt après le passage d'ionformations avec le gars SOPRA:</text:p>
      <text:p text:style-name="Standard">Y-a-t-il des réflexions en cours, ou une intention déjà planifiée, de passer à un provider cloud pour fournir <text:s/>l'infrastructure sur laquelle est intallée l'usine logiceille utilisée par l'équipe de dev? Si oui, y-t-il déjà des avis sur le choix entre:</text:p>
      <text:list xml:id="list417399330614794985" text:style-name="L2">
        <text:list-item>
          <text:p text:style-name="P2">cloud privé</text:p>
        </text:list-item>
        <text:list-item>
          <text:p text:style-name="P2">cloud public</text:p>
        </text:list-item>
        <text:list-item>
          <text:p text:style-name="P2">cloud hybride</text:p>
        </text:list-item>
      </text:list>
      <text:p text:style-name="Standard">Qui adminsitre l'usine logicielle de facto? Cette(ces) personne(s) sont elles de l'équipe dev ou de l'équipe ops, et où sont leurs bureaux au quotidien?</text:p>
      <text:p text:style-name="Standard"/>
      <text:p text:style-name="Standard">Quels compsants parmi ceux-ci, sont utilisés aujourd'hui (et sur <text:s/>quelle machine(s) sont-ils installés?):</text:p>
      <text:list xml:id="list40501432" text:continue-list="list667584565755262975" text:style-name="L4">
        <text:list-item>
          <text:p text:style-name="P4">un ou plusieurs repo maven commun à l'quipe de dev? Nexus Sonatype ? Artifactory?</text:p>
        </text:list-item>
        <text:list-item>
          <text:p text:style-name="P4">Jenkins? </text:p>
        </text:list-item>
        <text:list-item>
          <text:p text:style-name="P4">Git?</text:p>
        </text:list-item>
        <text:list-item>
          <text:p text:style-name="P4">SVN?</text:p>
        </text:list-item>
        <text:list-item>
          <text:p text:style-name="P4">Des Docker registry privé en place?</text:p>
        </text:list-item>
        <text:list-item>
          <text:p text:style-name="P4">Kubernetes?</text:p>
        </text:list-item>
        <text:list-item>
          <text:p text:style-name="P4">Openshift?</text:p>
        </text:list-item>
        <text:list-item>
          <text:p text:style-name="P4">Quels sont les IDEs utilisés par les dev? Comment un poste de développeur est il <text:soft-page-break/>provisionné, comment l'IDE est-èil installé / configuré?</text:p>
        </text:list-item>
      </text:list>
      <text:p text:style-name="Standard"/>
      <text:p text:style-name="Standard"/>
      <text:p text:style-name="Standard"/>
      <text:p text:style-name="Standard"/>
      <text:p text:style-name="P3">Par application</text:p>
      <text:p text:style-name="Standard"/>
      <text:p text:style-name="Standard"><text:tab/><text:tab/>Lorsqu'un développeur déploie l'application, quels sont toutes les cibles de déploiement qu'il peut utiliser?</text:p>
      <text:p text:style-name="Standard"><text:tab/><text:tab/>Quelle est la liste de toutes les cibles de déploiement vers lesquelles l'application a été déployée au moins 1 fois jusqu'aujourd'hui? (par des dev, ou par l'usine logicielle)</text:p>
      <text:p text:style-name="Standard"><text:tab/><text:tab/>Quels sont les composants de la ligne de production ds l'usine logicielle de facto?</text:p>
      <text:p text:style-name="Standard"><text:tab/><text:tab/>Quels sont les tests automatisés en place? Comment leur exécution est-elle automatisée?</text:p>
      <text:p text:style-name="Standard"><text:tab/><text:tab/>Quel est le processus de conditonnement packaging ? Est-il automatisé, et comment?</text:p>
      <text:p text:style-name="Standard"/>
      <text:p text:style-name="Standard">Pour les dev: Quel(les) est(sont) la(les) recettte(s) de déploiement que vous utilisez? Sont-elles automatisée, et comment?</text:p>
      <text:p text:style-name="Standard">Pour les ops: Quel est la recettte de déploiement que vous utilisez pour l'environnement de procudtion? Est-elle automatisée, et comment?</text:p>
      <text:p text:style-name="Standard">Quel est le packaging fourni <text:s/>par les équipes de dev aux équipes ops? Est-il le même que le package utilisé dans la recette de déploiement des ops? Si non, quelles sont les motivations de ces différences?</text:p>
      <text:p text:style-name="Standard"/>
      <text:p text:style-name="Standard"/>
      <text:list xml:id="list40474139" text:continue-list="list40501292" text:style-name="L1">
        <text:list-item>
          <text:p text:style-name="P1">Management</text:p>
        </text:list-item>
      </text:list>
      <text:p text:style-name="Standard"/>
      <text:p text:style-name="Standard">Où sont les bureaux des équipes de dev?</text:p>
      <text:p text:style-name="Standard">Où sont les bureau des équipes ops?</text:p>
      <text:p text:style-name="Standard">Qui valide les absences ?</text:p>
      <text:p text:style-name="Standard">Qui valide les répartition de tickets/issues?</text:p>
      <text:p text:style-name="Standard"/>
      <text:p text:style-name="Standard">Jours suivants le 1 er jour</text:p>
      <text:p text:style-name="Standard">Par application: faire un panorama des api de tests untiaires utilisées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2M54S</meta:editing-duration>
    <meta:editing-cycles>95</meta:editing-cycles>
    <meta:generator>OpenOffice/4.1.4$Win32 OpenOffice.org_project/414m5$Build-9788</meta:generator>
    <dc:date>2018-04-22T20:29:16.83</dc:date>
    <meta:document-statistic meta:table-count="0" meta:image-count="0" meta:object-count="0" meta:page-count="3" meta:paragraph-count="75" meta:word-count="857" meta:character-count="5341"/>
    <meta:user-defined meta:name="Info 1"/>
    <meta:user-defined meta:name="Info 2"/>
    <meta:user-defined meta:name="Info 3"/>
    <meta:user-defined meta:name="Info 4"/>
  </office:meta>
</office:document-meta>
</file>